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5.114506245" calcext:value-type="float">
            <text:p>5,114506245</text:p>
          </table:table-cell>
          <table:table-cell office:value-type="float" office:value="0.1684092581" calcext:value-type="float">
            <text:p>0,1684092581</text:p>
          </table:table-cell>
          <table:table-cell office:value-type="float" office:value="0.002794619184" calcext:value-type="float">
            <text:p>0,0027946192</text:p>
          </table:table-cell>
          <table:table-cell office:value-type="float" office:value="0.0005999747664" calcext:value-type="float">
            <text:p>0,00059997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206" calcext:value-type="float">
            <text:p>33206</text:p>
          </table:table-cell>
          <table:table-cell office:value-type="float" office:value="15.10103416" calcext:value-type="float">
            <text:p>15,10103416</text:p>
          </table:table-cell>
          <table:table-cell office:value-type="float" office:value="0.05596581474" calcext:value-type="float">
            <text:p>0,0559658147</text:p>
          </table:table-cell>
          <table:table-cell office:value-type="float" office:value="0.00117698079" calcext:value-type="float">
            <text:p>0,0011769808</text:p>
          </table:table-cell>
          <table:table-cell office:value-type="float" office:value="0.0002013256453" calcext:value-type="float">
            <text:p>0,0002013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82" calcext:value-type="float">
            <text:p>33482</text:p>
          </table:table-cell>
          <table:table-cell office:value-type="float" office:value="1.07800138" calcext:value-type="float">
            <text:p>1,07800138</text:p>
          </table:table-cell>
          <table:table-cell office:value-type="float" office:value="0.5896224976" calcext:value-type="float">
            <text:p>0,5896224976</text:p>
          </table:table-cell>
          <table:table-cell office:value-type="float" office:value="0.000199662114" calcext:value-type="float">
            <text:p>0,0001996621</text:p>
          </table:table-cell>
          <table:table-cell table:style-name="ce1" office:value-type="float" office:value="0.0000153586243" calcext:value-type="float">
            <text:p>1,5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05" calcext:value-type="float">
            <text:p>33505</text:p>
          </table:table-cell>
          <table:table-cell office:value-type="float" office:value="1.074299574" calcext:value-type="float">
            <text:p>1,074299574</text:p>
          </table:table-cell>
          <table:table-cell office:value-type="float" office:value="0.5966004133" calcext:value-type="float">
            <text:p>0,5966004133</text:p>
          </table:table-cell>
          <table:table-cell office:value-type="float" office:value="0.0002609162766" calcext:value-type="float">
            <text:p>0,0002609163</text:p>
          </table:table-cell>
          <table:table-cell table:style-name="ce1" office:value-type="float" office:value="0.00001534801595" calcext:value-type="float">
            <text:p>1,5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51" calcext:value-type="float">
            <text:p>33551</text:p>
          </table:table-cell>
          <table:table-cell office:value-type="float" office:value="1.058751106" calcext:value-type="float">
            <text:p>1,058751106</text:p>
          </table:table-cell>
          <table:table-cell office:value-type="float" office:value="0.5960793495" calcext:value-type="float">
            <text:p>0,5960793495</text:p>
          </table:table-cell>
          <table:table-cell office:value-type="float" office:value="0.0003985101939" calcext:value-type="float">
            <text:p>0,0003985102</text:p>
          </table:table-cell>
          <table:table-cell table:style-name="ce1" office:value-type="float" office:value="0.00001532731403" calcext:value-type="float">
            <text:p>1,5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97" calcext:value-type="float">
            <text:p>33597</text:p>
          </table:table-cell>
          <table:table-cell office:value-type="float" office:value="1.359009504" calcext:value-type="float">
            <text:p>1,359009504</text:p>
          </table:table-cell>
          <table:table-cell office:value-type="float" office:value="0.5490154028" calcext:value-type="float">
            <text:p>0,5490154028</text:p>
          </table:table-cell>
          <table:table-cell office:value-type="float" office:value="0.0002908400784" calcext:value-type="float">
            <text:p>0,0002908401</text:p>
          </table:table-cell>
          <table:table-cell table:style-name="ce1" office:value-type="float" office:value="0.00001530737245" calcext:value-type="float">
            <text:p>1,5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649" calcext:value-type="float">
            <text:p>33649</text:p>
          </table:table-cell>
          <table:table-cell office:value-type="float" office:value="1.244642615" calcext:value-type="float">
            <text:p>1,244642615</text:p>
          </table:table-cell>
          <table:table-cell office:value-type="float" office:value="0.5806906223" calcext:value-type="float">
            <text:p>0,5806906223</text:p>
          </table:table-cell>
          <table:table-cell office:value-type="float" office:value="0.0006571808481" calcext:value-type="float">
            <text:p>0,0006571808</text:p>
          </table:table-cell>
          <table:table-cell table:style-name="ce1" office:value-type="float" office:value="0.0000152832763" calcext:value-type="float">
            <text:p>1,5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50" calcext:value-type="float">
            <text:p>33750</text:p>
          </table:table-cell>
          <table:table-cell office:value-type="float" office:value="1.193617225" calcext:value-type="float">
            <text:p>1,193617225</text:p>
          </table:table-cell>
          <table:table-cell office:value-type="float" office:value="0.5981916785" calcext:value-type="float">
            <text:p>0,5981916785</text:p>
          </table:table-cell>
          <table:table-cell office:value-type="float" office:value="0.0001980952366" calcext:value-type="float">
            <text:p>0,0001980952</text:p>
          </table:table-cell>
          <table:table-cell table:style-name="ce1" office:value-type="float" office:value="0.00001523809533" calcext:value-type="float">
            <text:p>1,5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769" calcext:value-type="float">
            <text:p>33769</text:p>
          </table:table-cell>
          <table:table-cell office:value-type="float" office:value="1.161529183" calcext:value-type="float">
            <text:p>1,161529183</text:p>
          </table:table-cell>
          <table:table-cell office:value-type="float" office:value="0.5830314159" calcext:value-type="float">
            <text:p>0,5830314159</text:p>
          </table:table-cell>
          <table:table-cell office:value-type="float" office:value="0.0002436869836" calcext:value-type="float">
            <text:p>0,000243687</text:p>
          </table:table-cell>
          <table:table-cell table:style-name="ce1" office:value-type="float" office:value="0.00001523043647" calcext:value-type="float">
            <text:p>1,52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807" calcext:value-type="float">
            <text:p>33807</text:p>
          </table:table-cell>
          <table:table-cell office:value-type="float" office:value="1.169624209" calcext:value-type="float">
            <text:p>1,169624209</text:p>
          </table:table-cell>
          <table:table-cell office:value-type="float" office:value="0.5813430548" calcext:value-type="float">
            <text:p>0,5813430548</text:p>
          </table:table-cell>
          <table:table-cell office:value-type="float" office:value="0.0002890744945" calcext:value-type="float">
            <text:p>0,0002890745</text:p>
          </table:table-cell>
          <table:table-cell table:style-name="ce1" office:value-type="float" office:value="0.00001521444756" calcext:value-type="float">
            <text:p>1,52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2.9555015201" calcext:value-type="float">
            <text:p>2,9555015201</text:p>
          </table:table-cell>
          <table:table-cell table:formula="of:=AVERAGE([.D2:.D11])" office:value-type="float" office:value="0.489894950754" calcext:value-type="float">
            <text:p>0,4898949508</text:p>
          </table:table-cell>
          <table:table-cell table:formula="of:=AVERAGE([.E2:.E11])" office:value-type="float" office:value="0.00065095661997" calcext:value-type="float">
            <text:p>0,0006509566</text:p>
          </table:table-cell>
          <table:table-cell table:formula="of:=AVERAGE([.F2:.F11])" office:value-type="float" office:value="0.000092360799409" calcext:value-type="float">
            <text:p>9,2360799409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25:41.628419019</dc:date>
    <meta:document-statistic meta:table-count="1" meta:cell-count="70" meta:object-count="0"/>
    <meta:generator>LibreOffice/4.1.4.2$Linux_X86_64 LibreOffice_project/410m0$Build-2</meta:generator>
  </office:meta>
</office:document-meta>
</file>